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eaf56" officeooo:paragraph-rsid="007464e5"/>
    </style:style>
    <style:style style:name="P2" style:family="paragraph" style:parent-style-name="Text_20_body" style:list-style-name="L1">
      <style:text-properties officeooo:paragraph-rsid="007464e5"/>
    </style:style>
    <style:style style:name="P3" style:family="paragraph" style:parent-style-name="Text_20_body" style:list-style-name="L4">
      <style:text-properties officeooo:rsid="0026c581" officeooo:paragraph-rsid="0026c581"/>
    </style:style>
    <style:style style:name="P4" style:family="paragraph" style:parent-style-name="Text_20_body" style:list-style-name="L4">
      <style:text-properties officeooo:rsid="0028e6be" officeooo:paragraph-rsid="0028e6be"/>
    </style:style>
    <style:style style:name="P5" style:family="paragraph" style:parent-style-name="Text_20_body" style:list-style-name="L4">
      <style:text-properties officeooo:rsid="002bbefc" officeooo:paragraph-rsid="00378e92"/>
    </style:style>
    <style:style style:name="P6" style:family="paragraph" style:parent-style-name="Text_20_body" style:list-style-name="L4">
      <style:text-properties officeooo:rsid="002f99ad" officeooo:paragraph-rsid="002f99ad"/>
    </style:style>
    <style:style style:name="P7" style:family="paragraph" style:parent-style-name="Text_20_body" style:list-style-name="L4">
      <style:text-properties officeooo:rsid="00315550" officeooo:paragraph-rsid="00315550"/>
    </style:style>
    <style:style style:name="P8" style:family="paragraph" style:parent-style-name="Text_20_body" style:list-style-name="L4">
      <style:text-properties officeooo:rsid="003bc9db" officeooo:paragraph-rsid="003bc9db"/>
    </style:style>
    <style:style style:name="P9" style:family="paragraph" style:parent-style-name="Text_20_body" style:list-style-name="L4">
      <style:text-properties officeooo:rsid="003dc98d" officeooo:paragraph-rsid="003dc98d"/>
    </style:style>
    <style:style style:name="P10" style:family="paragraph" style:parent-style-name="Text_20_body" style:list-style-name="L4">
      <style:text-properties officeooo:rsid="0043eb66" officeooo:paragraph-rsid="0043eb66"/>
    </style:style>
    <style:style style:name="P11" style:family="paragraph" style:parent-style-name="Text_20_body" style:list-style-name="L4">
      <style:text-properties officeooo:rsid="00449613" officeooo:paragraph-rsid="00449613"/>
    </style:style>
    <style:style style:name="P12" style:family="paragraph" style:parent-style-name="Text_20_body">
      <style:text-properties officeooo:rsid="00449613" officeooo:paragraph-rsid="007464e5"/>
    </style:style>
    <style:style style:name="P13" style:family="paragraph" style:parent-style-name="Text_20_body" style:list-style-name="L6">
      <style:text-properties officeooo:rsid="004eca40" officeooo:paragraph-rsid="004eca40"/>
    </style:style>
    <style:style style:name="P14" style:family="paragraph" style:parent-style-name="Text_20_body" style:list-style-name="L4">
      <style:text-properties officeooo:rsid="004f3cbc" officeooo:paragraph-rsid="004f3cbc"/>
    </style:style>
    <style:style style:name="P15" style:family="paragraph" style:parent-style-name="Text_20_body" style:list-style-name="L6">
      <style:text-properties officeooo:rsid="004ff75f" officeooo:paragraph-rsid="004ff75f"/>
    </style:style>
    <style:style style:name="P16" style:family="paragraph" style:parent-style-name="Text_20_body" style:list-style-name="L6">
      <style:text-properties officeooo:rsid="00512851" officeooo:paragraph-rsid="00512851"/>
    </style:style>
    <style:style style:name="P17" style:family="paragraph" style:parent-style-name="Text_20_body" style:list-style-name="L6">
      <style:text-properties officeooo:rsid="00512851" officeooo:paragraph-rsid="00d1bdbf"/>
    </style:style>
    <style:style style:name="P18" style:family="paragraph" style:parent-style-name="Text_20_body" style:list-style-name="L6">
      <style:text-properties officeooo:rsid="0051c5f2" officeooo:paragraph-rsid="00d07ab2"/>
    </style:style>
    <style:style style:name="P19" style:family="paragraph" style:parent-style-name="Text_20_body" style:list-style-name="L6">
      <style:text-properties officeooo:rsid="00537a90" officeooo:paragraph-rsid="00d38e7e"/>
    </style:style>
    <style:style style:name="P20" style:family="paragraph" style:parent-style-name="Text_20_body">
      <style:text-properties officeooo:rsid="00537a90" officeooo:paragraph-rsid="00537a90"/>
    </style:style>
    <style:style style:name="P21" style:family="paragraph" style:parent-style-name="Text_20_body" style:list-style-name="L4">
      <style:text-properties officeooo:rsid="00592664" officeooo:paragraph-rsid="00592664"/>
    </style:style>
    <style:style style:name="P22" style:family="paragraph" style:parent-style-name="Text_20_body" style:list-style-name="L4">
      <style:text-properties officeooo:rsid="005ba3ca" officeooo:paragraph-rsid="005ba3ca"/>
    </style:style>
    <style:style style:name="P23" style:family="paragraph" style:parent-style-name="Text_20_body" style:list-style-name="L8">
      <style:text-properties officeooo:rsid="005f79e5" officeooo:paragraph-rsid="007464e5"/>
    </style:style>
    <style:style style:name="P24" style:family="paragraph" style:parent-style-name="Text_20_body" style:list-style-name="L1">
      <style:text-properties officeooo:rsid="00660ff7" officeooo:paragraph-rsid="007464e5"/>
    </style:style>
    <style:style style:name="P25" style:family="paragraph" style:parent-style-name="Text_20_body" style:list-style-name="L8">
      <style:text-properties officeooo:rsid="006a8acf" officeooo:paragraph-rsid="007464e5"/>
    </style:style>
    <style:style style:name="P26" style:family="paragraph" style:parent-style-name="Text_20_body" style:list-style-name="L7">
      <style:text-properties officeooo:paragraph-rsid="007464e5"/>
    </style:style>
    <style:style style:name="P27" style:family="paragraph" style:parent-style-name="Text_20_body" style:list-style-name="L8">
      <style:text-properties officeooo:paragraph-rsid="007464e5"/>
    </style:style>
    <style:style style:name="P28" style:family="paragraph" style:parent-style-name="Text_20_body" style:list-style-name="L9">
      <style:text-properties officeooo:rsid="00750447" officeooo:paragraph-rsid="00750447"/>
    </style:style>
    <style:style style:name="P29" style:family="paragraph" style:parent-style-name="Text_20_body" style:list-style-name="L9">
      <style:text-properties officeooo:rsid="0075d434" officeooo:paragraph-rsid="0075d434"/>
    </style:style>
    <style:style style:name="P30" style:family="paragraph" style:parent-style-name="Text_20_body" style:list-style-name="L7">
      <style:text-properties officeooo:rsid="007bec49" officeooo:paragraph-rsid="007bec49"/>
    </style:style>
    <style:style style:name="P31" style:family="paragraph" style:parent-style-name="Text_20_body" style:list-style-name="L9">
      <style:text-properties officeooo:rsid="007d39e4" officeooo:paragraph-rsid="007d39e4"/>
    </style:style>
    <style:style style:name="P32" style:family="paragraph" style:parent-style-name="Text_20_body" style:list-style-name="L9">
      <style:text-properties officeooo:rsid="007f1a85" officeooo:paragraph-rsid="007f1a85"/>
    </style:style>
    <style:style style:name="P33" style:family="paragraph" style:parent-style-name="Text_20_body" style:list-style-name="L9">
      <style:text-properties officeooo:rsid="0081ab44" officeooo:paragraph-rsid="0081ab44"/>
    </style:style>
    <style:style style:name="P34" style:family="paragraph" style:parent-style-name="Text_20_body">
      <style:text-properties officeooo:rsid="008390f1" officeooo:paragraph-rsid="008390f1"/>
    </style:style>
    <style:style style:name="P35" style:family="paragraph" style:parent-style-name="Text_20_body" style:list-style-name="L4">
      <style:text-properties officeooo:rsid="00852298" officeooo:paragraph-rsid="00852298"/>
    </style:style>
    <style:style style:name="P36" style:family="paragraph" style:parent-style-name="Text_20_body" style:list-style-name="L10">
      <style:text-properties officeooo:rsid="00908af6" officeooo:paragraph-rsid="00908af6"/>
    </style:style>
    <style:style style:name="P37" style:family="paragraph" style:parent-style-name="Text_20_body" style:list-style-name="L10">
      <style:text-properties officeooo:rsid="0090f98b" officeooo:paragraph-rsid="0090f98b"/>
    </style:style>
    <style:style style:name="P38" style:family="paragraph" style:parent-style-name="Text_20_body" style:list-style-name="L6">
      <style:text-properties officeooo:rsid="00959a73" officeooo:paragraph-rsid="00d2009a"/>
    </style:style>
    <style:style style:name="P39" style:family="paragraph" style:parent-style-name="Text_20_body" style:list-style-name="L6">
      <style:text-properties officeooo:rsid="0098a576" officeooo:paragraph-rsid="0098a576"/>
    </style:style>
    <style:style style:name="P40" style:family="paragraph" style:parent-style-name="Text_20_body" style:list-style-name="L10">
      <style:text-properties officeooo:rsid="009cbabd" officeooo:paragraph-rsid="00dab2e7"/>
    </style:style>
    <style:style style:name="P41" style:family="paragraph" style:parent-style-name="Text_20_body" style:list-style-name="L11">
      <style:text-properties officeooo:rsid="009dfbec" officeooo:paragraph-rsid="00d7ff20"/>
    </style:style>
    <style:style style:name="P42" style:family="paragraph" style:parent-style-name="Text_20_body" style:list-style-name="L12">
      <style:text-properties officeooo:rsid="00ae0d3c" officeooo:paragraph-rsid="00ae0d3c"/>
    </style:style>
    <style:style style:name="P43" style:family="paragraph" style:parent-style-name="Text_20_body" style:list-style-name="L12">
      <style:text-properties officeooo:rsid="00aec771" officeooo:paragraph-rsid="00aec771"/>
    </style:style>
    <style:style style:name="P44" style:family="paragraph" style:parent-style-name="Text_20_body" style:list-style-name="L12">
      <style:text-properties officeooo:rsid="00b02631" officeooo:paragraph-rsid="00b02631"/>
    </style:style>
    <style:style style:name="P45" style:family="paragraph" style:parent-style-name="Text_20_body" style:list-style-name="L6">
      <style:text-properties officeooo:rsid="00b14e93" officeooo:paragraph-rsid="00b14e93"/>
    </style:style>
    <style:style style:name="P46" style:family="paragraph" style:parent-style-name="Text_20_body" style:list-style-name="L13">
      <style:text-properties officeooo:rsid="00b8242c" officeooo:paragraph-rsid="00b8242c"/>
    </style:style>
    <style:style style:name="P47" style:family="paragraph" style:parent-style-name="Text_20_body" style:list-style-name="L13">
      <style:text-properties officeooo:rsid="00bb5aff" officeooo:paragraph-rsid="00bb5aff"/>
    </style:style>
    <style:style style:name="P48" style:family="paragraph" style:parent-style-name="Text_20_body" style:list-style-name="L13">
      <style:text-properties officeooo:rsid="00be6c9a" officeooo:paragraph-rsid="00be6c9a"/>
    </style:style>
    <style:style style:name="P49" style:family="paragraph" style:parent-style-name="Text_20_body" style:list-style-name="L12">
      <style:text-properties officeooo:rsid="00c124aa" officeooo:paragraph-rsid="00c124aa"/>
    </style:style>
    <style:style style:name="P50" style:family="paragraph" style:parent-style-name="Text_20_body" style:list-style-name="L6">
      <style:text-properties officeooo:rsid="00cdfd14" officeooo:paragraph-rsid="00cdfd14"/>
    </style:style>
    <style:style style:name="P51" style:family="paragraph" style:parent-style-name="Text_20_body" style:list-style-name="L6">
      <style:text-properties officeooo:rsid="00d38e7e" officeooo:paragraph-rsid="00d38e7e"/>
    </style:style>
    <style:style style:name="P52" style:family="paragraph" style:parent-style-name="Text_20_body" style:list-style-name="L6">
      <style:text-properties officeooo:rsid="00d43bfb" officeooo:paragraph-rsid="00d43bfb"/>
    </style:style>
    <style:style style:name="P53" style:family="paragraph" style:parent-style-name="Text_20_body" style:list-style-name="L6">
      <style:text-properties officeooo:rsid="00d51400" officeooo:paragraph-rsid="00d51400"/>
    </style:style>
    <style:style style:name="P54" style:family="paragraph" style:parent-style-name="Text_20_body" style:list-style-name="L12">
      <style:text-properties officeooo:rsid="00d60394" officeooo:paragraph-rsid="00d60394"/>
    </style:style>
    <style:style style:name="P55" style:family="paragraph" style:parent-style-name="Text_20_body" style:list-style-name="L11">
      <style:text-properties officeooo:rsid="00d9f1ec" officeooo:paragraph-rsid="00d9f1ec"/>
    </style:style>
    <style:style style:name="P56" style:family="paragraph" style:parent-style-name="Text_20_body" style:list-style-name="L10">
      <style:text-properties officeooo:rsid="00dab2e7" officeooo:paragraph-rsid="00dab2e7"/>
    </style:style>
    <style:style style:name="P57" style:family="paragraph" style:parent-style-name="Text_20_body" style:list-style-name="L14">
      <style:text-properties officeooo:rsid="00dbdd67" officeooo:paragraph-rsid="00dbdd67"/>
    </style:style>
    <style:style style:name="P58" style:family="paragraph" style:parent-style-name="Text_20_body" style:list-style-name="L14">
      <style:text-properties officeooo:rsid="00dc6390" officeooo:paragraph-rsid="00dc6390"/>
    </style:style>
    <style:style style:name="P59" style:family="paragraph" style:parent-style-name="Text_20_body" style:list-style-name="L14">
      <style:text-properties officeooo:rsid="00df96aa" officeooo:paragraph-rsid="00df96aa"/>
    </style:style>
    <style:style style:name="P60" style:family="paragraph" style:parent-style-name="Text_20_body" style:list-style-name="L15">
      <style:text-properties officeooo:rsid="00e8488a" officeooo:paragraph-rsid="00e8488a"/>
    </style:style>
    <style:style style:name="P61" style:family="paragraph" style:parent-style-name="Text_20_body" style:list-style-name="L15">
      <style:text-properties officeooo:rsid="00e8488a" officeooo:paragraph-rsid="010221aa"/>
    </style:style>
    <style:style style:name="P62" style:family="paragraph" style:parent-style-name="Text_20_body" style:list-style-name="L15">
      <style:text-properties officeooo:rsid="00ed58cb" officeooo:paragraph-rsid="00ed58cb"/>
    </style:style>
    <style:style style:name="P63" style:family="paragraph" style:parent-style-name="Text_20_body" style:list-style-name="L15">
      <style:text-properties officeooo:rsid="00ed58cb" officeooo:paragraph-rsid="010221aa"/>
    </style:style>
    <style:style style:name="P64" style:family="paragraph" style:parent-style-name="Text_20_body" style:list-style-name="L15">
      <style:text-properties officeooo:rsid="00ef3c93" officeooo:paragraph-rsid="00ef3c93"/>
    </style:style>
    <style:style style:name="P65" style:family="paragraph" style:parent-style-name="Text_20_body" style:list-style-name="L15">
      <style:text-properties officeooo:rsid="00ef3c93" officeooo:paragraph-rsid="010221aa"/>
    </style:style>
    <style:style style:name="P66" style:family="paragraph" style:parent-style-name="Text_20_body" style:list-style-name="L15">
      <style:text-properties officeooo:rsid="00f05612" officeooo:paragraph-rsid="00f05612"/>
    </style:style>
    <style:style style:name="P67" style:family="paragraph" style:parent-style-name="Text_20_body" style:list-style-name="L15">
      <style:text-properties officeooo:rsid="00f05612" officeooo:paragraph-rsid="010221aa"/>
    </style:style>
    <style:style style:name="P68" style:family="paragraph" style:parent-style-name="Text_20_body">
      <style:text-properties officeooo:rsid="00f05612" officeooo:paragraph-rsid="00f05612"/>
    </style:style>
    <style:style style:name="P69" style:family="paragraph" style:parent-style-name="Text_20_body" style:list-style-name="L16">
      <style:text-properties officeooo:rsid="00f5930c" officeooo:paragraph-rsid="00f5930c"/>
    </style:style>
    <style:style style:name="P70" style:family="paragraph" style:parent-style-name="Text_20_body" style:list-style-name="L15">
      <style:text-properties officeooo:rsid="00f5930c" officeooo:paragraph-rsid="01056839"/>
    </style:style>
    <style:style style:name="P71" style:family="paragraph" style:parent-style-name="Text_20_body" style:list-style-name="L16">
      <style:text-properties officeooo:rsid="00f98b20" officeooo:paragraph-rsid="00f98b20"/>
    </style:style>
    <style:style style:name="P72" style:family="paragraph" style:parent-style-name="Text_20_body" style:list-style-name="L16">
      <style:text-properties officeooo:rsid="00f99509" officeooo:paragraph-rsid="00f99509"/>
    </style:style>
    <style:style style:name="P73" style:family="paragraph" style:parent-style-name="Text_20_body" style:list-style-name="L16">
      <style:text-properties officeooo:rsid="00fc5377" officeooo:paragraph-rsid="00fc5377"/>
    </style:style>
    <style:style style:name="P74" style:family="paragraph" style:parent-style-name="Text_20_body" style:list-style-name="L16">
      <style:text-properties officeooo:rsid="010025e8" officeooo:paragraph-rsid="010025e8"/>
    </style:style>
    <style:style style:name="P75" style:family="paragraph" style:parent-style-name="Text_20_body" style:list-style-name="L15">
      <style:text-properties officeooo:rsid="010025e8" officeooo:paragraph-rsid="01056839"/>
    </style:style>
    <style:style style:name="P76" style:family="paragraph" style:parent-style-name="Text_20_body" style:list-style-name="L16">
      <style:text-properties officeooo:rsid="01021482" officeooo:paragraph-rsid="01021482"/>
    </style:style>
    <style:style style:name="P77" style:family="paragraph" style:parent-style-name="Text_20_body" style:list-style-name="L15">
      <style:text-properties officeooo:rsid="01021482" officeooo:paragraph-rsid="01056839"/>
    </style:style>
    <style:style style:name="P78" style:family="paragraph" style:parent-style-name="Text_20_body" style:list-style-name="L15">
      <style:text-properties officeooo:rsid="01088057" officeooo:paragraph-rsid="01088057"/>
    </style:style>
    <style:style style:name="P79" style:family="paragraph" style:parent-style-name="Text_20_body" style:list-style-name="L15">
      <style:text-properties officeooo:rsid="010a6c56" officeooo:paragraph-rsid="010a6c56"/>
    </style:style>
    <style:style style:name="P80" style:family="paragraph" style:parent-style-name="Text_20_body" style:list-style-name="L15">
      <style:text-properties officeooo:rsid="010d124d" officeooo:paragraph-rsid="010d124d"/>
    </style:style>
    <style:style style:name="P81" style:family="paragraph" style:parent-style-name="Text_20_body" style:list-style-name="L15">
      <style:text-properties officeooo:rsid="010edac9" officeooo:paragraph-rsid="01132b28"/>
    </style:style>
    <style:style style:name="P82" style:family="paragraph" style:parent-style-name="Text_20_body" style:list-style-name="L15">
      <style:text-properties officeooo:rsid="01132b28" officeooo:paragraph-rsid="01132b28"/>
    </style:style>
    <style:style style:name="P83" style:family="paragraph" style:parent-style-name="Text_20_body" style:list-style-name="L15">
      <style:text-properties officeooo:rsid="011736ca" officeooo:paragraph-rsid="011736ca"/>
    </style:style>
    <style:style style:name="P84" style:family="paragraph" style:parent-style-name="Text_20_body" style:list-style-name="L15">
      <style:text-properties officeooo:rsid="0118e6ca" officeooo:paragraph-rsid="0118e6ca"/>
    </style:style>
    <style:style style:name="P85" style:family="paragraph" style:parent-style-name="Text_20_body" style:list-style-name="L17">
      <style:text-properties officeooo:rsid="011f8313" officeooo:paragraph-rsid="011f8313"/>
    </style:style>
    <style:style style:name="P86" style:family="paragraph" style:parent-style-name="Text_20_body" style:list-style-name="L15">
      <style:text-properties officeooo:rsid="012740b4" officeooo:paragraph-rsid="012740b4"/>
    </style:style>
    <style:style style:name="P87" style:family="paragraph" style:parent-style-name="Footer">
      <style:text-properties officeooo:paragraph-rsid="0088a5ca"/>
    </style:style>
    <style:style style:name="P88" style:family="paragraph" style:parent-style-name="Heading_20_2">
      <style:text-properties officeooo:rsid="006bc007" officeooo:paragraph-rsid="007464e5"/>
    </style:style>
    <style:style style:name="P89" style:family="paragraph" style:parent-style-name="Heading_20_2">
      <style:text-properties officeooo:rsid="00750447" officeooo:paragraph-rsid="00750447"/>
    </style:style>
    <style:style style:name="P90" style:family="paragraph" style:parent-style-name="Heading_20_2">
      <style:text-properties officeooo:paragraph-rsid="008b45e5"/>
    </style:style>
    <style:style style:name="P91" style:family="paragraph" style:parent-style-name="Heading_20_2">
      <style:text-properties officeooo:rsid="00ad4d22" officeooo:paragraph-rsid="00ad4d22"/>
    </style:style>
    <style:style style:name="P92" style:family="paragraph" style:parent-style-name="Heading_20_2">
      <style:text-properties officeooo:rsid="00b67225" officeooo:paragraph-rsid="00b67225"/>
    </style:style>
    <style:style style:name="P93" style:family="paragraph" style:parent-style-name="Heading_20_2">
      <style:text-properties officeooo:rsid="0090f98b" officeooo:paragraph-rsid="00dab722"/>
    </style:style>
    <style:style style:name="P94" style:family="paragraph" style:parent-style-name="Heading_20_2">
      <style:text-properties officeooo:rsid="00e2afbc" officeooo:paragraph-rsid="00e2afbc"/>
    </style:style>
    <style:style style:name="P95" style:family="paragraph" style:parent-style-name="Heading_20_2">
      <style:text-properties officeooo:rsid="00e71765" officeooo:paragraph-rsid="00e8033b"/>
    </style:style>
    <style:style style:name="P96" style:family="paragraph" style:parent-style-name="Heading_20_2">
      <style:text-properties officeooo:rsid="00e71765" officeooo:paragraph-rsid="00f19d18"/>
    </style:style>
    <style:style style:name="P97" style:family="paragraph" style:parent-style-name="Heading_20_2">
      <style:text-properties officeooo:rsid="00e71765" officeooo:paragraph-rsid="01056839"/>
    </style:style>
    <style:style style:name="P98" style:family="paragraph" style:parent-style-name="Heading_20_2">
      <style:text-properties officeooo:paragraph-rsid="00e71765"/>
    </style:style>
    <style:style style:name="P99" style:family="paragraph" style:parent-style-name="Heading_20_1">
      <style:text-properties officeooo:rsid="00243dfd" officeooo:paragraph-rsid="00462efe"/>
    </style:style>
    <style:style style:name="P100" style:family="paragraph" style:parent-style-name="Heading_20_1" style:list-style-name="">
      <style:text-properties officeooo:paragraph-rsid="00243dfd"/>
    </style:style>
    <style:style style:name="P101" style:family="paragraph" style:parent-style-name="Heading_20_1">
      <style:paragraph-properties fo:break-before="page"/>
      <style:text-properties officeooo:paragraph-rsid="00243dfd"/>
    </style:style>
    <style:style style:name="P102" style:family="paragraph" style:parent-style-name="Heading_20_1">
      <style:paragraph-properties fo:break-before="page"/>
      <style:text-properties officeooo:paragraph-rsid="007464e5"/>
    </style:style>
    <style:style style:name="P103" style:family="paragraph" style:parent-style-name="Subtitle">
      <style:text-properties officeooo:rsid="0034ad41" officeooo:paragraph-rsid="0034ad41"/>
    </style:style>
    <style:style style:name="P104" style:family="paragraph" style:parent-style-name="Title">
      <style:text-properties officeooo:rsid="0034ad41" officeooo:paragraph-rsid="0034ad41"/>
    </style:style>
    <style:style style:name="P105" style:family="paragraph" style:parent-style-name="Quotations">
      <style:paragraph-properties fo:text-align="center" style:justify-single-word="false"/>
      <style:text-properties officeooo:paragraph-rsid="003567cd"/>
    </style:style>
    <style:style style:name="P10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8" style:family="paragraph" style:parent-style-name="Contents_20_Heading">
      <style:paragraph-properties fo:break-before="page"/>
    </style:style>
    <style:style style:name="P10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56813"/>
    </style:style>
    <style:style style:name="T2" style:family="text">
      <style:text-properties officeooo:rsid="002829b8"/>
    </style:style>
    <style:style style:name="T3" style:family="text">
      <style:text-properties officeooo:rsid="002a0019"/>
    </style:style>
    <style:style style:name="T4" style:family="text">
      <style:text-properties officeooo:rsid="002a053c"/>
    </style:style>
    <style:style style:name="T5" style:family="text">
      <style:text-properties officeooo:rsid="002ebce1"/>
    </style:style>
    <style:style style:name="T6" style:family="text">
      <style:text-properties officeooo:rsid="0031b99d"/>
    </style:style>
    <style:style style:name="T7" style:family="text">
      <style:text-properties officeooo:rsid="003bc613"/>
    </style:style>
    <style:style style:name="T8" style:family="text">
      <style:text-properties officeooo:rsid="00425d4c"/>
    </style:style>
    <style:style style:name="T9" style:family="text">
      <style:text-properties officeooo:rsid="00462efe"/>
    </style:style>
    <style:style style:name="T10" style:family="text">
      <style:text-properties officeooo:rsid="004689ea"/>
    </style:style>
    <style:style style:name="T11" style:family="text">
      <style:text-properties officeooo:rsid="005d2004"/>
    </style:style>
    <style:style style:name="T12" style:family="text">
      <style:text-properties officeooo:rsid="005faa3a"/>
    </style:style>
    <style:style style:name="T13" style:family="text">
      <style:text-properties officeooo:rsid="006079aa"/>
    </style:style>
    <style:style style:name="T14" style:family="text">
      <style:text-properties officeooo:rsid="0062134a"/>
    </style:style>
    <style:style style:name="T15" style:family="text">
      <style:text-properties officeooo:rsid="0063e9ef"/>
    </style:style>
    <style:style style:name="T16" style:family="text">
      <style:text-properties officeooo:rsid="00642a86"/>
    </style:style>
    <style:style style:name="T17" style:family="text">
      <style:text-properties officeooo:rsid="006468a7"/>
    </style:style>
    <style:style style:name="T18" style:family="text">
      <style:text-properties officeooo:rsid="006fb2a4"/>
    </style:style>
    <style:style style:name="T19" style:family="text">
      <style:text-properties officeooo:rsid="00711908"/>
    </style:style>
    <style:style style:name="T20" style:family="text">
      <style:text-properties officeooo:rsid="00730d52"/>
    </style:style>
    <style:style style:name="T21" style:family="text">
      <style:text-properties fo:font-style="italic" officeooo:rsid="003567cd" style:font-style-asian="italic" style:font-style-complex="italic"/>
    </style:style>
    <style:style style:name="T22" style:family="text">
      <style:text-properties officeooo:rsid="00773acc"/>
    </style:style>
    <style:style style:name="T23" style:family="text">
      <style:text-properties officeooo:rsid="007892ca"/>
    </style:style>
    <style:style style:name="T24" style:family="text">
      <style:text-properties officeooo:rsid="00796b0c"/>
    </style:style>
    <style:style style:name="T25" style:family="text">
      <style:text-properties officeooo:rsid="007a5688"/>
    </style:style>
    <style:style style:name="T26" style:family="text">
      <style:text-properties officeooo:rsid="007b5d01"/>
    </style:style>
    <style:style style:name="T27" style:family="text">
      <style:text-properties officeooo:rsid="0085a42a"/>
    </style:style>
    <style:style style:name="T28" style:family="text">
      <style:text-properties officeooo:rsid="008b45e5"/>
    </style:style>
    <style:style style:name="T29" style:family="text">
      <style:text-properties officeooo:rsid="00975112"/>
    </style:style>
    <style:style style:name="T30" style:family="text">
      <style:text-properties officeooo:rsid="0098e471"/>
    </style:style>
    <style:style style:name="T31" style:family="text">
      <style:text-properties officeooo:rsid="009eeba7"/>
    </style:style>
    <style:style style:name="T32" style:family="text">
      <style:text-properties officeooo:rsid="00a3cef0"/>
    </style:style>
    <style:style style:name="T33" style:family="text">
      <style:text-properties officeooo:rsid="00a56e21"/>
    </style:style>
    <style:style style:name="T34" style:family="text">
      <style:text-properties officeooo:rsid="00ae694d"/>
    </style:style>
    <style:style style:name="T35" style:family="text">
      <style:text-properties officeooo:rsid="00aec771"/>
    </style:style>
    <style:style style:name="T36" style:family="text">
      <style:text-properties officeooo:rsid="00afed06"/>
    </style:style>
    <style:style style:name="T37" style:family="text">
      <style:text-properties officeooo:rsid="00b06dfc"/>
    </style:style>
    <style:style style:name="T38" style:family="text">
      <style:text-properties officeooo:rsid="00b2a73f"/>
    </style:style>
    <style:style style:name="T39" style:family="text">
      <style:text-properties officeooo:rsid="00bcbb33"/>
    </style:style>
    <style:style style:name="T40" style:family="text">
      <style:text-properties officeooo:rsid="00be776c"/>
    </style:style>
    <style:style style:name="T41" style:family="text">
      <style:text-properties officeooo:rsid="00bff34a"/>
    </style:style>
    <style:style style:name="T42" style:family="text">
      <style:text-properties officeooo:rsid="00c31838"/>
    </style:style>
    <style:style style:name="T43" style:family="text">
      <style:text-properties officeooo:rsid="00cbd6a3"/>
    </style:style>
    <style:style style:name="T44" style:family="text">
      <style:text-properties officeooo:rsid="00cdfd14"/>
    </style:style>
    <style:style style:name="T45" style:family="text">
      <style:text-properties officeooo:rsid="00cf6975"/>
    </style:style>
    <style:style style:name="T46" style:family="text">
      <style:text-properties officeooo:rsid="00d07ab2"/>
    </style:style>
    <style:style style:name="T47" style:family="text">
      <style:text-properties officeooo:rsid="00d2009a"/>
    </style:style>
    <style:style style:name="T48" style:family="text">
      <style:text-properties officeooo:rsid="00d38e7e"/>
    </style:style>
    <style:style style:name="T49" style:family="text">
      <style:text-properties officeooo:rsid="00d7ff20"/>
    </style:style>
    <style:style style:name="T50" style:family="text">
      <style:text-properties officeooo:rsid="00dab2e7"/>
    </style:style>
    <style:style style:name="T51" style:family="text">
      <style:text-properties officeooo:rsid="00dab722"/>
    </style:style>
    <style:style style:name="T52" style:family="text">
      <style:text-properties officeooo:rsid="00dbf67e"/>
    </style:style>
    <style:style style:name="T53" style:family="text">
      <style:text-properties officeooo:rsid="00de3606"/>
    </style:style>
    <style:style style:name="T54" style:family="text">
      <style:text-properties officeooo:rsid="00e71765"/>
    </style:style>
    <style:style style:name="T55" style:family="text">
      <style:text-properties officeooo:rsid="00eccf67"/>
    </style:style>
    <style:style style:name="T56" style:family="text">
      <style:text-properties officeooo:rsid="00f19d18"/>
    </style:style>
    <style:style style:name="T57" style:family="text">
      <style:text-properties officeooo:rsid="00fb4fef"/>
    </style:style>
    <style:style style:name="T58" style:family="text">
      <style:text-properties officeooo:rsid="00fb911c"/>
    </style:style>
    <style:style style:name="T59" style:family="text">
      <style:text-properties officeooo:rsid="00fe2e6f"/>
    </style:style>
    <style:style style:name="T60" style:family="text">
      <style:text-properties officeooo:rsid="010221aa"/>
    </style:style>
    <style:style style:name="T61" style:family="text">
      <style:text-properties officeooo:rsid="010523e1"/>
    </style:style>
    <style:style style:name="T62" style:family="text">
      <style:text-properties officeooo:rsid="010c1d4b"/>
    </style:style>
    <style:style style:name="T63" style:family="text">
      <style:text-properties officeooo:rsid="0111f501"/>
    </style:style>
    <style:style style:name="T64" style:family="text">
      <style:text-properties officeooo:rsid="01132b28"/>
    </style:style>
    <style:style style:name="T65" style:family="text">
      <style:text-properties officeooo:rsid="0115a480"/>
    </style:style>
    <style:style style:name="T66" style:family="text">
      <style:text-properties officeooo:rsid="011c5381"/>
    </style:style>
    <style:style style:name="T67" style:family="text">
      <style:text-properties officeooo:rsid="011ce013"/>
    </style:style>
    <style:style style:name="T68" style:family="text">
      <style:text-properties officeooo:rsid="0120ae37"/>
    </style:style>
    <style:style style:name="T69" style:family="text">
      <style:text-properties officeooo:rsid="0120d16a"/>
    </style:style>
    <style:style style:name="T70" style:family="text">
      <style:text-properties officeooo:rsid="0128a741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ntarell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/>
      <text:p text:style-name="P104">Project-summer</text:p>
      <text:p text:style-name="P103">Agora vai ficar sério</text:p>
      <text:p text:style-name="P105"><text:span text:style-name="T21">(Now it will get serious)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8">Table of Contents</text:p>
          </text:index-title>
          <text:p text:style-name="P106"><text:a xlink:type="simple" xlink:href="#__RefHeading___Toc125_1048879140" text:style-name="Index_20_Link" text:visited-style-name="Index_20_Link">App features:<text:tab/>3</text:a></text:p>
          <text:p text:style-name="P107"><text:a xlink:type="simple" xlink:href="#__RefHeading___Toc127_1048879140" text:style-name="Index_20_Link" text:visited-style-name="Index_20_Link">Exercise planning features<text:tab/>3</text:a></text:p>
          <text:p text:style-name="P107"><text:a xlink:type="simple" xlink:href="#__RefHeading___Toc129_1048879140" text:style-name="Index_20_Link" text:visited-style-name="Index_20_Link">Exercising features<text:tab/>3</text:a></text:p>
          <text:p text:style-name="P106"><text:a xlink:type="simple" xlink:href="#__RefHeading___Toc131_1048879140" text:style-name="Index_20_Link" text:visited-style-name="Index_20_Link">Exercises:<text:tab/>4</text:a></text:p>
          <text:p text:style-name="P107"><text:a xlink:type="simple" xlink:href="#__RefHeading___Toc133_1048879140" text:style-name="Index_20_Link" text:visited-style-name="Index_20_Link">Default exercises<text:tab/>4</text:a></text:p>
          <text:p text:style-name="P107"><text:a xlink:type="simple" xlink:href="#__RefHeading___Toc135_1048879140" text:style-name="Index_20_Link" text:visited-style-name="Index_20_Link">Exercises rules<text:tab/>4</text:a></text:p>
          <text:p text:style-name="P106"><text:a xlink:type="simple" xlink:href="#__RefHeading___Toc137_1048879140" text:style-name="Index_20_Link" text:visited-style-name="Index_20_Link">App pages:<text:tab/>5</text:a></text:p>
          <text:p text:style-name="P107"><text:a xlink:type="simple" xlink:href="#__RefHeading___Toc139_1048879140" text:style-name="Index_20_Link" text:visited-style-name="Index_20_Link">Home Page<text:tab/>5</text:a></text:p>
          <text:p text:style-name="P107"><text:a xlink:type="simple" xlink:href="#__RefHeading___Toc1287_1048879140" text:style-name="Index_20_Link" text:visited-style-name="Index_20_Link">Planning Page<text:tab/>5</text:a></text:p>
          <text:p text:style-name="P107"><text:a xlink:type="simple" xlink:href="#__RefHeading___Toc1289_1048879140" text:style-name="Index_20_Link" text:visited-style-name="Index_20_Link">Unplanned Training Page<text:tab/>6</text:a></text:p>
          <text:p text:style-name="P107"><text:a xlink:type="simple" xlink:href="#__RefHeading___Toc1291_1048879140" text:style-name="Index_20_Link" text:visited-style-name="Index_20_Link">Training Page<text:tab/>6</text:a></text:p>
          <text:p text:style-name="P107"><text:a xlink:type="simple" xlink:href="#__RefHeading___Toc1293_1048879140" text:style-name="Index_20_Link" text:visited-style-name="Index_20_Link">Settings Page<text:tab/>6</text:a></text:p>
          <text:p text:style-name="P107"><text:a xlink:type="simple" xlink:href="#__RefHeading___Toc1295_1048879140" text:style-name="Index_20_Link" text:visited-style-name="Index_20_Link">Manage Exercise Page<text:tab/>6</text:a></text:p>
          <text:p text:style-name="P107"><text:a xlink:type="simple" xlink:href="#__RefHeading___Toc1297_1048879140" text:style-name="Index_20_Link" text:visited-style-name="Index_20_Link">New Exercise Page<text:tab/>7</text:a></text:p>
          <text:p text:style-name="P107"><text:a xlink:type="simple" xlink:href="#__RefHeading___Toc1299_1048879140" text:style-name="Index_20_Link" text:visited-style-name="Index_20_Link">Manage Exercise Set Page<text:tab/>7</text:a></text:p>
          <text:p text:style-name="P107"><text:a xlink:type="simple" xlink:href="#__RefHeading___Toc1301_1048879140" text:style-name="Index_20_Link" text:visited-style-name="Index_20_Link">New Exercise Set Page<text:tab/>7</text:a></text:p>
          <text:p text:style-name="P107"><text:a xlink:type="simple" xlink:href="#__RefHeading___Toc1303_1048879140" text:style-name="Index_20_Link" text:visited-style-name="Index_20_Link">About Page<text:tab/>8</text:a></text:p>
        </text:index-body>
      </text:table-of-content>
      <text:h text:style-name="P100" text:outline-level="1"/>
      <text:h text:style-name="P101" text:outline-level="1"><text:bookmark-start text:name="__RefHeading___Toc125_1048879140"/><text:span text:style-name="T1">App features:</text:span><text:bookmark-end text:name="__RefHeading___Toc125_1048879140"/></text:h>
      <text:h text:style-name="Heading_20_2" text:outline-level="2"><text:bookmark-start text:name="__RefHeading___Toc127_1048879140"/>Exercise planning features<text:bookmark-end text:name="__RefHeading___Toc127_1048879140"/></text:h>
      <text:list xml:id="list4717829721367313364" text:style-name="L4">
        <text:list-item>
          <text:p text:style-name="P4">Calendar showing <text:span text:style-name="T3">training </text:span>history</text:p>
        </text:list-item>
        <text:list-item>
          <text:p text:style-name="P22">Calendar showing planned <text:span text:style-name="T11">exercise </text:span>set</text:p>
        </text:list-item>
        <text:list-item>
          <text:p text:style-name="P3">Push notification<text:span text:style-name="T4">s</text:span> <text:span text:style-name="T2">for training day/time</text:span></text:p>
        </text:list-item>
        <text:list-item>
          <text:p text:style-name="P6">Training goal</text:p>
        </text:list-item>
        <text:list-item>
          <text:p text:style-name="P7">Burndown <text:span text:style-name="T6">chart</text:span></text:p>
        </text:list-item>
        <text:list-item>
          <text:p text:style-name="P21">Exercise set creation</text:p>
        </text:list-item>
        <text:list-item>
          <text:p text:style-name="P5">Exercise <text:span text:style-name="T5">customization</text:span></text:p>
        </text:list-item>
        <text:list-item>
          <text:p text:style-name="P14">Push notifications customization</text:p>
        </text:list-item>
        <text:list-item>
          <text:p text:style-name="P35"><text:span text:style-name="T27">Information s</text:span>torage in the cloud</text:p>
        </text:list-item>
      </text:list>
      <text:h text:style-name="Heading_20_2" text:outline-level="2"><text:bookmark-start text:name="__RefHeading___Toc129_1048879140"/>Exercising <text:span text:style-name="T7">features</text:span><text:bookmark-end text:name="__RefHeading___Toc129_1048879140"/></text:h>
      <text:list xml:id="list232828148398201" text:continue-numbering="true" text:style-name="L4">
        <text:list-item>
          <text:p text:style-name="P8">Exercise list</text:p>
        </text:list-item>
        <text:list-item>
          <text:p text:style-name="P9">Timer / stopwatch <text:span text:style-name="T8">for resting / time-based exercises</text:span></text:p>
        </text:list-item>
        <text:list-item>
          <text:p text:style-name="P10">Manual count for set-based exercises</text:p>
        </text:list-item>
        <text:list-item>
          <text:p text:style-name="P11">Automatic count for set-based exercises</text:p>
        </text:list-item>
      </text:list>
      <text:h text:style-name="P102" text:outline-level="1"><text:bookmark-start text:name="__RefHeading___Toc131_1048879140"/>Exercises:<text:bookmark-end text:name="__RefHeading___Toc131_1048879140"/></text:h>
      <text:h text:style-name="P88" text:outline-level="2"><text:bookmark-start text:name="__RefHeading___Toc133_1048879140"/>Default exercises<text:bookmark-end text:name="__RefHeading___Toc133_1048879140"/></text:h>
      <text:p text:style-name="P1"/>
      <text:list xml:id="list8530115557821711399" text:style-name="L1">
        <text:list-item>
          <text:p text:style-name="P2">Warm up <text:span text:style-name="T22">(default: 2min)</text:span></text:p>
        </text:list-item>
        <text:list-item>
          <text:p text:style-name="P24"><text:span text:style-name="T18">Indoor </text:span>exercises:</text:p>
        </text:list-item>
      </text:list>
      <text:list xml:id="list2220542828313546327" text:style-name="L7">
        <text:list-item>
          <text:p text:style-name="P26"><text:span text:style-name="T12">S</text:span>quats <text:span text:style-name="T12">(default: 20)</text:span></text:p>
        </text:list-item>
        <text:list-item>
          <text:p text:style-name="P26"><text:span text:style-name="T13">P</text:span>ush ups <text:span text:style-name="T12">(default: 10)</text:span></text:p>
        </text:list-item>
        <text:list-item>
          <text:p text:style-name="P26"><text:span text:style-name="T14">W</text:span>alking lunges <text:span text:style-name="T14">(default: 20)</text:span></text:p>
        </text:list-item>
        <text:list-item>
          <text:p text:style-name="P26"><text:span text:style-name="T15">D</text:span>umbell rows <text:span text:style-name="T15">(default: 10)</text:span></text:p>
        </text:list-item>
        <text:list-item>
          <text:p text:style-name="P26"><text:span text:style-name="T16">P</text:span>lank <text:span text:style-name="T16">(default: 15s)</text:span></text:p>
        </text:list-item>
        <text:list-item>
          <text:p text:style-name="P26"><text:span text:style-name="T17">J</text:span>umping jacks <text:span text:style-name="T17">(default: 30)</text:span></text:p>
        </text:list-item>
        <text:list-item>
          <text:p text:style-name="P30">Rest (default: 1min)</text:p>
        </text:list-item>
      </text:list>
      <text:list xml:id="list1597127329005605210" text:style-name="L8">
        <text:list-item>
          <text:p text:style-name="P27">Strech <text:span text:style-name="T23">(default: 3min)</text:span></text:p>
        </text:list-item>
        <text:list-item>
          <text:p text:style-name="P25">Outdoor exercises:</text:p>
          <text:list>
            <text:list-item>
              <text:p text:style-name="P23">Time running <text:span text:style-name="T19">(default: 30min)</text:span></text:p>
            </text:list-item>
            <text:list-item>
              <text:p text:style-name="P23">Distance running <text:span text:style-name="T20">(default: 2km)</text:span></text:p>
            </text:list-item>
          </text:list>
        </text:list-item>
      </text:list>
      <text:p text:style-name="P34"/>
      <text:p text:style-name="P34">The app doesn't need to discriminate indoor and outdoor activities</text:p>
      <text:p text:style-name="P12"/>
      <text:h text:style-name="P89" text:outline-level="2"><text:bookmark-start text:name="__RefHeading___Toc135_1048879140"/>Exercises rules<text:bookmark-end text:name="__RefHeading___Toc135_1048879140"/></text:h>
      <text:list xml:id="list8686390323111191368" text:style-name="L9">
        <text:list-item>
          <text:p text:style-name="P28">A set of the same exercise cannot be done in consecutive days</text:p>
        </text:list-item>
        <text:list-item>
          <text:p text:style-name="P29">All sets must start with <text:span text:style-name="T26">W</text:span>arm up <text:span text:style-name="T24">and end with Stretch</text:span></text:p>
        </text:list-item>
        <text:list-item>
          <text:p text:style-name="P31">Example of exercising day:</text:p>
          <text:list>
            <text:list-item>
              <text:p text:style-name="P32">Warm up</text:p>
            </text:list-item>
            <text:list-item>
              <text:p text:style-name="P32">3 sets of indoor exercises (rest included)</text:p>
            </text:list-item>
            <text:list-item>
              <text:p text:style-name="P33">Stretch</text:p>
            </text:list-item>
          </text:list>
        </text:list-item>
      </text:list>
      <text:h text:style-name="P99" text:outline-level="1"><text:bookmark-start text:name="__RefHeading___Toc137_1048879140"/><text:soft-page-break/><text:span text:style-name="T9">App pages:</text:span><text:bookmark-end text:name="__RefHeading___Toc137_1048879140"/></text:h>
      <text:h text:style-name="Heading_20_2" text:outline-level="2"><text:bookmark-start text:name="__RefHeading___Toc139_1048879140"/><text:span text:style-name="T10">Home Page</text:span><text:bookmark-end text:name="__RefHeading___Toc139_1048879140"/></text:h>
      <text:list xml:id="list7733828101434854125" text:style-name="L6">
        <text:list-item>
          <text:p text:style-name="P13">Burndown chat</text:p>
        </text:list-item>
        <text:list-item>
          <text:p text:style-name="P15">Readonly calendar <text:span text:style-name="T25">showing exercises and goal</text:span></text:p>
        </text:list-item>
        <text:list-item>
          <text:p text:style-name="P16">Planning button</text:p>
          <text:list>
            <text:list-item>
              <text:p text:style-name="P50"><text:span text:style-name="T45">suggested </text:span>text: <text:span text:style-name="T32">My planning</text:span></text:p>
            </text:list-item>
            <text:list-item>
              <text:p text:style-name="P17"><text:span text:style-name="T44">action: navigates to planning page</text:span></text:p>
            </text:list-item>
          </text:list>
        </text:list-item>
        <text:list-item>
          <text:p text:style-name="P18"><text:span text:style-name="T43">Unplanned</text:span> training button</text:p>
          <text:list>
            <text:list-item>
              <text:p text:style-name="P18"><text:span text:style-name="T46">suggested text:</text:span> <text:span text:style-name="T33">Start unplanned training</text:span></text:p>
            </text:list-item>
            <text:list-item>
              <text:p text:style-name="P18"><text:span text:style-name="T46">action: goes to unplanned traning page</text:span></text:p>
            </text:list-item>
          </text:list>
        </text:list-item>
        <text:list-item>
          <text:p text:style-name="P38">Exercise of the day butto<text:span text:style-name="T29">n</text:span></text:p>
          <text:list>
            <text:list-item>
              <text:p text:style-name="P38"><text:span text:style-name="T47">suggested text: Start exercise of the day</text:span></text:p>
            </text:list-item>
            <text:list-item>
              <text:p text:style-name="P38"><text:span text:style-name="T47">action: goes to traning page</text:span></text:p>
            </text:list-item>
            <text:list-item>
              <text:p text:style-name="P39">Disabled if <text:span text:style-name="T30">there is no exercise planned for the day or it is already done</text:span></text:p>
            </text:list-item>
          </text:list>
        </text:list-item>
        <text:list-item>
          <text:p text:style-name="P19">Settings button</text:p>
          <text:list>
            <text:list-item>
              <text:p text:style-name="P19"><text:span text:style-name="T48">suggested text: Settings</text:span></text:p>
            </text:list-item>
            <text:list-item>
              <text:p text:style-name="P51">action: goes to settings page</text:p>
            </text:list-item>
          </text:list>
        </text:list-item>
        <text:list-item>
          <text:p text:style-name="P45"><text:span text:style-name="T38">About</text:span> button</text:p>
          <text:list>
            <text:list-item>
              <text:p text:style-name="P52">suggested text: About</text:p>
            </text:list-item>
            <text:list-item>
              <text:p text:style-name="P53">action: goes to about page</text:p>
            </text:list-item>
          </text:list>
        </text:list-item>
      </text:list>
      <text:p text:style-name="P20"/>
      <text:h text:style-name="P90" text:outline-level="2"><text:bookmark-start text:name="__RefHeading___Toc1287_1048879140"/><text:span text:style-name="T28"><office:annotation office:name="__Annotation__1595_1048879140"><dc:creator>irmao </dc:creator><dc:date>2016-07-21T23:26:51.183000523</dc:date><text:p text:style-name="P109"><text:span text:style-name="T71">Needs to be finished</text:span></text:p></office:annotation></text:span><text:span text:style-name="T28">Planning Page</text:span><office:annotation-end office:name="__Annotation__1595_1048879140"/><text:bookmark-end text:name="__RefHeading___Toc1287_1048879140"/></text:h>
      <text:list xml:id="list1772701155879225241" text:style-name="L11">
        <text:list-item>
          <text:p text:style-name="P41">Exercise <text:span text:style-name="T40">button</text:span></text:p>
          <text:list>
            <text:list-item>
              <text:p text:style-name="P41"><text:span text:style-name="T49">suggested text: Manage </text:span>exercise<text:span text:style-name="T31">s</text:span></text:p>
            </text:list-item>
            <text:list-item>
              <text:p text:style-name="P55">action: goes to manage exercise page</text:p>
            </text:list-item>
          </text:list>
        </text:list-item>
      </text:list>
      <text:list xml:id="list950109106733248323" text:style-name="L10">
        <text:list-item>
          <text:p text:style-name="P40">Exercise set <text:span text:style-name="T41">button</text:span></text:p>
          <text:list>
            <text:list-item>
              <text:p text:style-name="P40"><text:soft-page-break/><text:span text:style-name="T50">suggested text: Manage </text:span>sets</text:p>
            </text:list-item>
            <text:list-item>
              <text:p text:style-name="P56">action: goes to manage exercise set page</text:p>
            </text:list-item>
          </text:list>
        </text:list-item>
        <text:list-item>
          <text:p text:style-name="P36">Calendar page </text:p>
        </text:list-item>
        <text:list-item>
          <text:p text:style-name="P37">Goal page</text:p>
        </text:list-item>
      </text:list>
      <text:h text:style-name="P93" text:outline-level="2"><text:bookmark-start text:name="__RefHeading___Toc1289_1048879140"/><text:span text:style-name="T51">Unplanned Training Page</text:span><text:bookmark-end text:name="__RefHeading___Toc1289_1048879140"/></text:h>
      <text:list xml:id="list7082684800241439794" text:style-name="L14">
        <text:list-item>
          <text:p text:style-name="P57">List of <text:span text:style-name="T52">exercise sets, single selection enabled</text:span></text:p>
        </text:list-item>
        <text:list-item>
          <text:p text:style-name="P58">Start button</text:p>
          <text:list>
            <text:list-item>
              <text:p text:style-name="P58">suggested text: Start</text:p>
            </text:list-item>
            <text:list-item>
              <text:p text:style-name="P58">action: goes to <text:span text:style-name="T53">training page</text:span></text:p>
            </text:list-item>
            <text:list-item>
              <text:p text:style-name="P59">disabled if no item is selected in the list</text:p>
            </text:list-item>
          </text:list>
        </text:list-item>
      </text:list>
      <text:h text:style-name="P94" text:outline-level="2"><text:bookmark-start text:name="__RefHeading___Toc1291_1048879140"/><office:annotation office:name="__Annotation__1588_1048879140"><dc:creator>irmao </dc:creator><dc:date>2016-07-21T23:26:34.317562742</dc:date><text:p text:style-name="P109"><text:span text:style-name="T71">Needs to be finished</text:span></text:p></office:annotation>Training Page<office:annotation-end office:name="__Annotation__1588_1048879140"/><text:bookmark-end text:name="__RefHeading___Toc1291_1048879140"/></text:h>
      <text:list xml:id="list7339417799358224523" text:style-name="L17">
        <text:list-item>
          <text:p text:style-name="P85">At the end, if training is <text:span text:style-name="T68">u</text:span>nplanned <text:span text:style-name="T69">and automatic save is off, ask if the user wants to save to calendar, and informs that it can be done automatically in the Settings page</text:span></text:p>
        </text:list-item>
      </text:list>
      <text:h text:style-name="P91" text:outline-level="2"><text:bookmark-start text:name="__RefHeading___Toc1293_1048879140"/>Settings Page<text:bookmark-end text:name="__RefHeading___Toc1293_1048879140"/></text:h>
      <text:list xml:id="list7138624258105348669" text:style-name="L12">
        <text:list-item>
          <text:p text:style-name="P42"><text:span text:style-name="T35">Send notifications [</text:span>on / of<text:span text:style-name="T34">f]</text:span></text:p>
        </text:list-item>
        <text:list-item>
          <text:p text:style-name="P43">Send <text:span text:style-name="T36">notifications at [ notification time ]</text:span></text:p>
          <text:list>
            <text:list-item>
              <text:p text:style-name="P44">Disabled if 'send notifications' is off</text:p>
            </text:list-item>
          </text:list>
        </text:list-item>
        <text:list-item>
          <text:p text:style-name="P44"><text:span text:style-name="T37">Automatic save unplanned trainings to calendar [on / off]</text:span></text:p>
        </text:list-item>
        <text:list-item>
          <text:p text:style-name="P49">Force <text:span text:style-name="T42">warm up and stretch in sets [on (recommended) / off]</text:span></text:p>
        </text:list-item>
        <text:list-item>
          <text:p text:style-name="P54">Language [en / pt]</text:p>
        </text:list-item>
      </text:list>
      <text:h text:style-name="P98" text:outline-level="2"><text:bookmark-start text:name="__RefHeading___Toc1295_1048879140"/><text:span text:style-name="T54">Manage Exercise Page</text:span><text:bookmark-end text:name="__RefHeading___Toc1295_1048879140"/></text:h>
      <text:list xml:id="list3695739073145640296" text:style-name="L15">
        <text:list-item>
          <text:p text:style-name="P60">List of exercises, <text:span text:style-name="T55">option to edit / remove exercise</text:span></text:p>
        </text:list-item>
        <text:list-item>
          <text:p text:style-name="P62">Add exercise button</text:p>
          <text:list>
            <text:list-item>
              <text:p text:style-name="P64">suggested text: +</text:p>
            </text:list-item>
            <text:list-item>
              <text:p text:style-name="P66">action: goes to new exercise page</text:p>
            </text:list-item>
          </text:list>
        </text:list-item>
      </text:list>
      <text:p text:style-name="P68"><text:soft-page-break/></text:p>
      <text:h text:style-name="P96" text:outline-level="2"><text:bookmark-start text:name="__RefHeading___Toc1297_1048879140"/><text:span text:style-name="T56">New Exercise Page</text:span><text:bookmark-end text:name="__RefHeading___Toc1297_1048879140"/></text:h>
      <text:list xml:id="list5260105907174773786" text:style-name="L16">
        <text:list-item>
          <text:p text:style-name="P69">Name</text:p>
        </text:list-item>
        <text:list-item>
          <text:p text:style-name="P71">Metrics</text:p>
          <text:list>
            <text:list-item>
              <text:p text:style-name="P72"><text:span text:style-name="T58">options: </text:span>time, <text:span text:style-name="T57">set</text:span></text:p>
            </text:list-item>
          </text:list>
        </text:list-item>
        <text:list-item>
          <text:p text:style-name="P73">Suggested <text:span text:style-name="T59">load</text:span></text:p>
        </text:list-item>
        <text:list-item>
          <text:p text:style-name="P74">Save button</text:p>
          <text:list>
            <text:list-item>
              <text:p text:style-name="P76">suggested text: Save</text:p>
            </text:list-item>
            <text:list-item>
              <text:p text:style-name="P76">action: saves the exercise and goes back to the previous page</text:p>
            </text:list-item>
          </text:list>
        </text:list-item>
      </text:list>
      <text:h text:style-name="P95" text:outline-level="2"><text:bookmark-start text:name="__RefHeading___Toc1299_1048879140"/>Manage Exercise Set Page<text:bookmark-end text:name="__RefHeading___Toc1299_1048879140"/></text:h>
      <text:list xml:id="list232829340987620" text:continue-list="list3695739073145640296" text:style-name="L15">
        <text:list-item>
          <text:p text:style-name="P61">List of exercise s<text:span text:style-name="T60">ets</text:span>, <text:span text:style-name="T55">option to edit / remove set</text:span></text:p>
          <text:list>
            <text:list-item>
              <text:p text:style-name="P86">If 'force warm up and stretch' is on, <text:span text:style-name="T70">adds warm up at the start of the list and stretch at the bottom, both non-editable and non-removable</text:span></text:p>
            </text:list-item>
          </text:list>
        </text:list-item>
        <text:list-item>
          <text:p text:style-name="P63">Add exercise button</text:p>
          <text:list>
            <text:list-item>
              <text:p text:style-name="P65">suggested text: +</text:p>
            </text:list-item>
            <text:list-item>
              <text:p text:style-name="P67">action: goes to new <text:span text:style-name="T61">exercise set</text:span> page</text:p>
            </text:list-item>
          </text:list>
        </text:list-item>
      </text:list>
      <text:h text:style-name="P97" text:outline-level="2"><text:bookmark-start text:name="__RefHeading___Toc1301_1048879140"/><text:span text:style-name="T56">New Exercise Set Page</text:span><text:bookmark-end text:name="__RefHeading___Toc1301_1048879140"/></text:h>
      <text:list xml:id="list232829837338331" text:continue-numbering="true" text:style-name="L15">
        <text:list-item>
          <text:p text:style-name="P70">Name</text:p>
        </text:list-item>
        <text:list-item>
          <text:p text:style-name="P78">List of exercises in the set</text:p>
          <text:list>
            <text:list-item>
              <text:p text:style-name="P78">Starts empty</text:p>
            </text:list-item>
          </text:list>
        </text:list-item>
        <text:list-item>
          <text:p text:style-name="P79">List of all exercises, <text:span text:style-name="T62">single selection enabled, option to edit / remove</text:span></text:p>
        </text:list-item>
        <text:list-item>
          <text:p text:style-name="P80">Exercise load</text:p>
          <text:list>
            <text:list-item>
              <text:p text:style-name="P81"><text:span text:style-name="T63">Editable textbox</text:span></text:p>
            </text:list-item>
            <text:list-item>
              <text:p text:style-name="P81"><text:span text:style-name="T64">Disabled if no item is selected in the list of all exercises</text:span></text:p>
            </text:list-item>
            <text:list-item>
              <text:p text:style-name="P82">Suggested exercise load <text:span text:style-name="T65">appears in the list</text:span></text:p>
            </text:list-item>
          </text:list>
        </text:list-item>
        <text:list-item>
          <text:p text:style-name="P83">Add button</text:p>
          <text:list>
            <text:list-item>
              <text:p text:style-name="P83"><text:soft-page-break/>suggest text: Add</text:p>
            </text:list-item>
            <text:list-item>
              <text:p text:style-name="P84">Adds the <text:span text:style-name="T66">selected exercise and the load to the list of exercises in the set</text:span></text:p>
            </text:list-item>
          </text:list>
        </text:list-item>
        <text:list-item>
          <text:p text:style-name="P75">Save button</text:p>
          <text:list>
            <text:list-item>
              <text:p text:style-name="P77">suggested text: Save</text:p>
            </text:list-item>
            <text:list-item>
              <text:p text:style-name="P77">action: saves the <text:span text:style-name="T67">set</text:span> and goes back to the previous page</text:p>
            </text:list-item>
          </text:list>
        </text:list-item>
      </text:list>
      <text:h text:style-name="P92" text:outline-level="2"><text:bookmark-start text:name="__RefHeading___Toc1303_1048879140"/>About Page<text:bookmark-end text:name="__RefHeading___Toc1303_1048879140"/></text:h>
      <text:list xml:id="list427084639993463810" text:style-name="L13">
        <text:list-item>
          <text:p text:style-name="P46">Version</text:p>
        </text:list-item>
        <text:list-item>
          <text:p text:style-name="P47"><text:span text:style-name="T39">Created </text:span>by</text:p>
        </text:list-item>
        <text:list-item>
          <text:p text:style-name="P48">Please dona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ntarell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ntarell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tarell" fo:font-family="Cantarell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ntarell" fo:font-family="Cantarell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ntarell" fo:font-family="Cantarell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ntarell" fo:font-family="Cantarell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88a5c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mao </meta:initial-creator>
    <meta:creation-date>2016-07-21T21:06:57.734096431</meta:creation-date>
    <dc:date>2016-07-21T23:28:27.593198802</dc:date>
    <dc:creator>irmao </dc:creator>
    <meta:editing-duration>PT2H19M17S</meta:editing-duration>
    <meta:editing-cycles>270</meta:editing-cycles>
    <meta:generator>LibreOffice/5.0.6.2$Linux_X86_64 LibreOffice_project/00$Build-2</meta:generator>
    <meta:document-statistic meta:table-count="0" meta:image-count="0" meta:object-count="0" meta:page-count="8" meta:paragraph-count="143" meta:word-count="752" meta:character-count="3988" meta:non-whitespace-character-count="3479"/>
  </office:meta>
</office:document-meta>
</file>